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50203" officeooo:paragraph-rsid="00150203"/>
    </style:style>
    <style:style style:name="P2" style:family="paragraph">
      <style:paragraph-properties fo:text-align="start"/>
    </style:style>
    <style:style style:name="P3" style:family="paragraph"/>
    <style:style style:name="P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epeat="sca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ff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_field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yes" form:control-implementation="ooo:com.sun.star.form.component.CheckBox" xml:id="control2" form:id="control2" form:label="Ye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image-frame form:name="image" form:control-implementation="ooo:com.sun.star.form.component.DatabaseImageControl" xml:id="control3" form:id="control3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ImageURL" office:value-type="string" office:string-value="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  <form:checkbox form:name="no" form:control-implementation="ooo:com.sun.star.form.component.CheckBox" xml:id="control4" form:id="control4" form:label="N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 attempt</text:p>
      <text:p text:style-name="P1"/>
      <text:p text:style-name="P1">Text field <draw:control text:anchor-type="as-char" draw:z-index="0" draw:name="Элемент управления 1" draw:style-name="gr3" draw:text-style-name="P4" svg:width="13.039cm" svg:height="0.678cm" draw:control="control1"/></text:p>
      <text:p text:style-name="P1"/>
      <text:p text:style-name="P1"><draw:control text:anchor-type="paragraph" draw:z-index="1" draw:name="Элемент управления 2" draw:style-name="gr1" draw:text-style-name="P2" svg:width="1.927cm" svg:height="0.615cm" svg:x="3.187cm" svg:y="0.079cm" draw:control="control2"/><draw:control text:anchor-type="paragraph" draw:z-index="3" draw:name="Элемент управления 4" draw:style-name="gr1" draw:text-style-name="P2" svg:width="1.885cm" svg:height="0.593cm" svg:x="6.765cm" svg:y="0.079cm" draw:control="control4"/>Checkbox</text:p>
      <text:p text:style-name="P1"/>
      <text:p text:style-name="P1"/>
      <text:p text:style-name="P1"/>
      <text:p text:style-name="P1"><draw:control text:anchor-type="paragraph" draw:z-index="2" draw:name="Элемент управления 3" draw:style-name="gr2" draw:text-style-name="P3" svg:width="4.192cm" svg:height="2.477cm" svg:x="1.981cm" svg:y="0.228cm" draw:control="control3"/></text:p>
      <text:p text:style-name="P1"/>
      <text:p text:style-name="P1">Imag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0T17:06:58.999000000</meta:creation-date>
    <dc:date>2023-07-23T22:20:18.132000000</dc:date>
    <meta:editing-duration>PT1M47S</meta:editing-duration>
    <meta:editing-cycles>2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4" meta:word-count="6" meta:character-count="37" meta:non-whitespace-character-count="34"/>
  </office:meta>
</office:document-meta>
</file>